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2" manifest:media-type="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5191c" officeooo:paragraph-rsid="0015191c"/>
    </style:style>
    <style:style style:name="P2" style:family="paragraph" style:parent-style-name="Standard">
      <style:paragraph-properties fo:text-align="justify" style:justify-single-word="false"/>
      <style:text-properties fo:language="ru" fo:country="RU" officeooo:rsid="0015191c" officeooo:paragraph-rsid="0024088b"/>
    </style:style>
    <style:style style:name="P3" style:family="paragraph" style:parent-style-name="Standard">
      <style:paragraph-properties fo:text-align="center" style:justify-single-word="false"/>
      <style:text-properties fo:language="ru" fo:country="RU" officeooo:rsid="001f19de" officeooo:paragraph-rsid="001f19de"/>
    </style:style>
    <style:style style:name="P4" style:family="paragraph" style:parent-style-name="Standard">
      <style:paragraph-properties fo:line-height="150%" fo:text-align="center" style:justify-single-word="false"/>
      <style:text-properties fo:language="ru" fo:country="RU" officeooo:rsid="001f19de" officeooo:paragraph-rsid="001f19de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rsid="001f19de" officeooo:paragraph-rsid="002a0bbd"/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fo:font-weight="bold" officeooo:rsid="0015191c" officeooo:paragraph-rsid="0015191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language="ru" fo:country="RU" officeooo:rsid="00266f0a" officeooo:paragraph-rsid="00266f0a"/>
    </style:style>
    <style:style style:name="P8" style:family="paragraph" style:parent-style-name="Standard">
      <style:paragraph-properties fo:text-align="start" style:justify-single-word="false" fo:break-before="page"/>
      <style:text-properties fo:language="ru" fo:country="RU" officeooo:rsid="001784b6" officeooo:paragraph-rsid="002534e4"/>
    </style:style>
    <style:style style:name="P9" style:family="paragraph" style:parent-style-name="Standard">
      <style:paragraph-properties fo:text-align="start" style:justify-single-word="false"/>
      <style:text-properties officeooo:paragraph-rsid="00347066"/>
    </style:style>
    <style:style style:name="P10" style:family="paragraph" style:parent-style-name="Standard">
      <style:paragraph-properties fo:text-align="start" style:justify-single-word="false"/>
      <style:text-properties officeooo:paragraph-rsid="00398db2"/>
    </style:style>
    <style:style style:name="P11" style:family="paragraph" style:parent-style-name="Standard">
      <style:paragraph-properties fo:text-align="center" style:justify-single-word="false"/>
      <style:text-properties officeooo:paragraph-rsid="00398db2"/>
    </style:style>
    <style:style style:name="P12" style:family="paragraph" style:parent-style-name="Standard">
      <style:paragraph-properties fo:text-align="justify" style:justify-single-word="false"/>
      <style:text-properties fo:font-size="12pt" fo:language="ru" fo:country="RU" officeooo:rsid="0015191c" officeooo:paragraph-rsid="0024088b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officeooo:rsid="001784b6" officeooo:paragraph-rsid="001784b6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language="ru" fo:country="RU" officeooo:rsid="002534e4" officeooo:paragraph-rsid="003ef178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language="ru" fo:country="RU" fo:font-weight="bold" officeooo:rsid="0032b113" officeooo:paragraph-rsid="0032b113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ize="12pt" fo:language="ru" fo:country="RU" fo:font-weight="normal" officeooo:rsid="002534e4" officeooo:paragraph-rsid="003ef17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03ef178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04130be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266f0a" officeooo:paragraph-rsid="00347066"/>
    </style:style>
    <style:style style:name="P20" style:family="paragraph" style:parent-style-name="Standard">
      <style:text-properties style:font-name="Liberation Serif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4pt" fo:language="ru" fo:country="RU" officeooo:rsid="0015191c" officeooo:paragraph-rsid="002875c0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2pt" fo:language="ru" fo:country="RU" officeooo:rsid="001f19de" officeooo:paragraph-rsid="002a0bbd" style:font-size-asian="12pt" style:font-size-complex="12pt"/>
    </style:style>
    <style:style style:name="P23" style:family="paragraph" style:parent-style-name="Standard">
      <style:paragraph-properties fo:line-height="150%" fo:text-align="start" style:justify-single-word="false"/>
      <style:text-properties officeooo:paragraph-rsid="004878a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4088b"/>
    </style:style>
    <style:style style:name="T3" style:family="text">
      <style:text-properties fo:language="en" fo:country="US" officeooo:rsid="0032b113"/>
    </style:style>
    <style:style style:name="T4" style:family="text">
      <style:text-properties fo:language="en" fo:country="US" officeooo:rsid="00266f0a"/>
    </style:style>
    <style:style style:name="T5" style:family="text">
      <style:text-properties fo:language="en" fo:country="US" officeooo:rsid="004130be"/>
    </style:style>
    <style:style style:name="T6" style:family="text">
      <style:text-properties fo:language="en" fo:country="US" officeooo:rsid="00462b86"/>
    </style:style>
    <style:style style:name="T7" style:family="text">
      <style:text-properties fo:language="en" fo:country="US" officeooo:rsid="0047bc40"/>
    </style:style>
    <style:style style:name="T8" style:family="text">
      <style:text-properties officeooo:rsid="0024088b"/>
    </style:style>
    <style:style style:name="T9" style:family="text">
      <style:text-properties fo:language="ru" fo:country="RU" officeooo:rsid="0015191c"/>
    </style:style>
    <style:style style:name="T10" style:family="text">
      <style:text-properties fo:language="ru" fo:country="RU" officeooo:rsid="0015eb81"/>
    </style:style>
    <style:style style:name="T11" style:family="text">
      <style:text-properties fo:language="ru" fo:country="RU" officeooo:rsid="00347066"/>
    </style:style>
    <style:style style:name="T12" style:family="text">
      <style:text-properties fo:language="ru" fo:country="RU" officeooo:rsid="00266f0a"/>
    </style:style>
    <style:style style:name="T13" style:family="text">
      <style:text-properties fo:language="ru" fo:country="RU" officeooo:rsid="001784b6"/>
    </style:style>
    <style:style style:name="T14" style:family="text">
      <style:text-properties fo:language="ru" fo:country="RU" officeooo:rsid="004130be"/>
    </style:style>
    <style:style style:name="T15" style:family="text">
      <style:text-properties fo:language="ru" fo:country="RU" fo:font-weight="bold" officeooo:rsid="004878a1" style:font-weight-asian="bold" style:font-weight-complex="bold"/>
    </style:style>
    <style:style style:name="T16" style:family="text">
      <style:text-properties style:font-name="Liberation Serif" fo:font-style="normal" fo:font-weight="normal" style:font-style-asian="normal" style:font-weight-asian="normal"/>
    </style:style>
    <style:style style:name="T17" style:family="text">
      <style:text-properties style:font-name="Liberation Serif" fo:font-style="normal" fo:font-weight="normal" officeooo:rsid="002a0bbd" style:font-style-asian="normal" style:font-weight-asian="normal"/>
    </style:style>
    <style:style style:name="T18" style:family="text">
      <style:text-properties style:font-name="Liberation Serif" fo:font-style="normal" fo:font-weight="normal" officeooo:rsid="004130be" style:font-style-asian="normal" style:font-weight-asian="normal"/>
    </style:style>
    <style:style style:name="T19" style:family="text">
      <style:text-properties style:font-name="Liberation Serif" fo:language="ru" fo:country="RU" fo:font-style="normal" fo:font-weight="normal" officeooo:rsid="002bbcb3" style:font-style-asian="normal" style:font-weight-asian="normal"/>
    </style:style>
    <style:style style:name="T20" style:family="text">
      <style:text-properties style:font-name="Liberation Serif" fo:language="ru" fo:country="RU" fo:font-style="normal" fo:font-weight="normal" officeooo:rsid="002bd78b" style:font-style-asian="normal" style:font-weight-asian="normal"/>
    </style:style>
    <style:style style:name="T21" style:family="text">
      <style:text-properties style:font-name="Liberation Serif" fo:language="ru" fo:country="RU" fo:font-style="normal" fo:font-weight="normal" officeooo:rsid="0015eb81" style:font-style-asian="normal" style:font-weight-asian="normal"/>
    </style:style>
    <style:style style:name="T22" style:family="text">
      <style:text-properties style:font-name="Liberation Serif" fo:language="ru" fo:country="RU" fo:font-style="normal" fo:font-weight="normal" officeooo:rsid="002a0bbd" style:font-style-asian="normal" style:font-weight-asian="normal"/>
    </style:style>
    <style:style style:name="T23" style:family="text">
      <style:text-properties style:font-name="Liberation Serif" fo:language="ru" fo:country="RU" fo:font-style="normal" fo:font-weight="normal" officeooo:rsid="004130be" style:font-style-asian="normal" style:font-weight-asian="normal"/>
    </style:style>
    <style:style style:name="T24" style:family="text">
      <style:text-properties style:font-name="Liberation Serif" fo:language="ru" fo:country="RU" fo:font-style="normal" fo:font-weight="normal" officeooo:rsid="0044435f" style:font-style-asian="normal" style:font-weight-asian="normal"/>
    </style:style>
    <style:style style:name="T25" style:family="text">
      <style:text-properties style:font-name="Liberation Serif" fo:language="en" fo:country="US" fo:font-style="normal" fo:font-weight="normal" officeooo:rsid="002bbcb3" style:font-style-asian="normal" style:font-weight-asian="normal"/>
    </style:style>
    <style:style style:name="T26" style:family="text">
      <style:text-properties style:font-name="Liberation Serif" fo:language="en" fo:country="US" fo:font-style="normal" fo:font-weight="normal" officeooo:rsid="002bd78b" style:font-style-asian="normal" style:font-weight-asian="normal"/>
    </style:style>
    <style:style style:name="T27" style:family="text">
      <style:text-properties style:font-name="Liberation Serif" fo:language="en" fo:country="US" fo:font-style="normal" fo:font-weight="normal" officeooo:rsid="0015eb81" style:font-style-asian="normal" style:font-weight-asian="normal"/>
    </style:style>
    <style:style style:name="T28" style:family="text">
      <style:text-properties style:font-name="Liberation Serif" fo:language="en" fo:country="US" fo:font-style="normal" fo:font-weight="normal" officeooo:rsid="004130be" style:font-style-asian="normal" style:font-weight-asian="normal"/>
    </style:style>
    <style:style style:name="T29" style:family="text">
      <style:text-properties officeooo:rsid="0032b113"/>
    </style:style>
    <style:style style:name="T30" style:family="text">
      <style:text-properties officeooo:rsid="00347066"/>
    </style:style>
    <style:style style:name="T31" style:family="text">
      <style:text-properties fo:font-size="12pt" officeooo:rsid="0024088b" style:font-size-asian="12pt" style:font-size-complex="12pt"/>
    </style:style>
    <style:style style:name="T32" style:family="text">
      <style:text-properties officeooo:rsid="003ef178"/>
    </style:style>
    <style:style style:name="T33" style:family="text">
      <style:text-properties fo:font-style="normal" fo:font-weight="normal" style:font-style-asian="normal" style:font-weight-asian="normal"/>
    </style:style>
    <style:style style:name="T34" style:family="text">
      <style:text-properties officeooo:rsid="00462b86"/>
    </style:style>
    <style:style style:name="T35" style:family="text">
      <style:text-properties officeooo:rsid="0047bc40"/>
    </style:style>
    <style:style style:name="T36" style:family="text">
      <style:text-properties officeooo:rsid="004878a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5">УДК </text:span><text:a xlink:type="simple" xlink:href="https://teacode.com/online/udc/51/519.8.html" text:style-name="Internet_20_link" text:visited-style-name="Visited_20_Internet_20_Link">519.8</text:a> </text:p>
      <text:p text:style-name="P6">Задача о рюкзаке с премиями</text:p>
      <text:p text:style-name="P4">И.А. Бобров</text:p>
      <text:p text:style-name="P3">С<text:span text:style-name="T29">УНЦ</text:span> НГУ</text:p>
      <text:p text:style-name="P1"/>
      <text:p text:style-name="P2"><text:tab/><text:span text:style-name="T31">В работе рассматривается следующая задача. Есть n работ, каждая из которых требует некоторого дефицитного ресурса. Работы могут быть выполнены частично, но за полное выполнение работы выплачивается премия.</text:span></text:p>
      <text:p text:style-name="P12"><text:span text:style-name="T8"><text:tab/>Математическая формулировка</text:span><text:span text:style-name="T2">:</text:span><text:span text:style-name="T8"> </text:span></text:p>
      <text:p text:style-name="P18"><text:span text:style-name="T16">Пусть </text:span><text:span text:style-name="T9"><draw:frame draw:style-name="fr1" draw:name="Объект2" text:anchor-type="as-char" svg:y="-0.379cm" svg:width="0.293cm" svg:height="0.53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9"><text:s/>- </text:span><text:span text:style-name="T14">стоимость выполнения </text:span><text:span text:style-name="T5">i-</text:span><text:span text:style-name="T14">ой работы</text:span><text:span text:style-name="T16">, </text:span><text:span text:style-name="T17"><draw:frame draw:style-name="fr1" draw:name="Объект22" text:anchor-type="as-char" svg:y="-0.379cm" svg:width="0.337cm" svg:height="0.534cm" draw:z-index="2"><draw:object xlink:href="./Object 22" xlink:type="simple" xlink:show="embed" xlink:actuate="onLoad"/><draw:image xlink:href="./ObjectReplacements/Object 22" xlink:type="simple" xlink:show="embed" xlink:actuate="onLoad"/></draw:frame></text:span><text:span text:style-name="T17"><text:s/>- </text:span><text:span text:style-name="T16">премия </text:span><text:span text:style-name="T18">за выполнение </text:span><text:span text:style-name="T28">i-</text:span><text:span text:style-name="T23">ой работы</text:span><text:span text:style-name="T19">, </text:span><text:span text:style-name="T19"><draw:frame draw:style-name="fr1" draw:name="Объект23" text:anchor-type="as-char" svg:y="-0.379cm" svg:width="0.346cm" svg:height="0.534cm" draw:z-index="3"><draw:object xlink:href="./Object 23" xlink:type="simple" xlink:show="embed" xlink:actuate="onLoad"/><draw:image xlink:href="./ObjectReplacements/Object 23" xlink:type="simple" xlink:show="embed" xlink:actuate="onLoad"/></draw:frame></text:span><text:span text:style-name="T19"><text:s/>- </text:span><text:span text:style-name="T28">п</text:span><text:span text:style-name="T23">отребность</text:span><text:span text:style-name="T28"> i-</text:span><text:span text:style-name="T23">ой работы</text:span><text:span text:style-name="T28"> </text:span><text:span text:style-name="T23">в дефицитном ресурсе</text:span><text:span text:style-name="T20">, </text:span><text:span text:style-name="T25">W – </text:span><text:span text:style-name="T23">кол-во дефицитного ресурса</text:span><text:span text:style-name="T19">,</text:span><text:span text:style-name="T20"> </text:span><text:span text:style-name="T26"><draw:frame draw:style-name="fr1" draw:name="Объект24" text:anchor-type="as-char" svg:y="-0.379cm" svg:width="0.206cm" svg:height="0.471cm" draw:z-index="4"><draw:object xlink:href="./Object 24" xlink:type="simple" xlink:show="embed" xlink:actuate="onLoad"/><draw:image xlink:href="./ObjectReplacements/Object 24" xlink:type="simple" xlink:show="embed" xlink:actuate="onLoad"/></draw:frame></text:span><text:span text:style-name="T26"><text:s/>- </text:span><text:span text:style-name="T28">д</text:span><text:span text:style-name="T23">оход от выполнения выбранных работ</text:span><text:span text:style-name="T20">. Введём следующие переменные: </text:span><text:span text:style-name="T20"><draw:frame draw:style-name="fr1" draw:name="Объект5" text:anchor-type="as-char" svg:y="-0.379cm" svg:width="0.346cm" svg:height="0.534cm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20"><text:s/>—равная доле работы i, выполненной работником; </text:span><text:span text:style-name="T20"><draw:frame draw:style-name="fr1" draw:name="Объект9" text:anchor-type="as-char" svg:y="-0.379cm" svg:width="0.312cm" svg:height="0.534cm" draw:z-index="10"><draw:object xlink:href="./Object 9" xlink:type="simple" xlink:show="embed" xlink:actuate="onLoad"/><draw:image xlink:href="./ObjectReplacements/Object 9" xlink:type="simple" xlink:show="embed" xlink:actuate="onLoad"/></draw:frame></text:span><text:span text:style-name="T20"><text:s/>равная 1, если i-ая работа выполнена полностью, и 0 в противном случае. Математическая модель может быть записана следующим образом.</text:span></text:p>
      <text:p text:style-name="P21"><draw:frame draw:style-name="fr1" draw:name="Объект1" text:anchor-type="as-char" svg:y="-2.245cm" svg:width="4.644cm" svg:height="4.40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7"><text:span text:style-name="T10"><text:tab/></text:span><text:span text:style-name="T21">Если все </text:span><text:span text:style-name="T22"><draw:frame draw:style-name="fr1" draw:name="Объект3" text:anchor-type="as-char" svg:y="-0.379cm" svg:width="0.337cm" svg:height="0.534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1"><text:s/>=0, то задача сводится к </text:span><text:span text:style-name="T27">поли</text:span><text:span text:style-name="T24">ном</text:span><text:span text:style-name="T21">иал</text:span><text:span text:style-name="T28">ь</text:span><text:span text:style-name="T27">но </text:span><text:span text:style-name="T21">разрешимой задаче о вещественном рюкзаке. Если все </text:span><text:span text:style-name="T21"><draw:frame draw:style-name="fr1" draw:name="Объект4" text:anchor-type="as-char" svg:y="-0.379cm" svg:width="0.293cm" svg:height="0.534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1"><text:s/>=0, то получается NP-трудная задача о булевом рюкзаке, которая решается методом динамического программирования. При этом получается ступенчатая функция зависимости дохода от количества дефицитного ресурса, содержащая не более </text:span><text:span text:style-name="T21"><draw:frame draw:style-name="fr1" draw:name="Объект6" text:anchor-type="as-char" svg:y="-0.439cm" svg:width="0.347cm" svg:height="0.531cm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21"><text:s/>точек разрыва.</text:span></text:p>
      <text:p text:style-name="P13"><text:s text:c="5"/>Для дальнейшего решения потребуется<text:span text:style-name="T1"> </text:span><text:span text:style-name="T3">с</text:span><text:span text:style-name="T29">ледующая</text:span><text:span text:style-name="T1"> </text:span>лемма.</text:p>
      <text:p text:style-name="P15"/>
      <text:p text:style-name="P15">Лемма.</text:p>
      <text:p text:style-name="P20"><text:span text:style-name="T33">Существует оптимальное решение, в котором не более одной не целочисленной переменной</text:span><text:span text:style-name="T13">.</text:span></text:p>
      <text:p text:style-name="P14"/>
      <text:p text:style-name="P16">Предлагается следующий алгоритм решения.</text:p>
      <text:p text:style-name="P14"><text:tab/>Выбрать не целочисленную переменную <draw:frame draw:style-name="fr1" draw:name="Объект7" text:anchor-type="as-char" svg:y="-0.379cm" svg:width="0.346cm" svg:height="0.534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text:s/>. Для оставшихся переменных решить булеву задачу о <text:span text:style-name="T32">булевом </text:span>рюкзаке. В каждой точке разрыва дополнить полученное решения до W с помощью не <text:span text:style-name="T6">ц</text:span><text:span text:style-name="T34">елочисленной </text:span><text:span text:style-name="T7">п</text:span><text:span text:style-name="T35">еременной</text:span> <draw:frame draw:style-name="fr1" draw:name="Объект8" text:anchor-type="as-char" svg:y="-0.379cm" svg:width="0.346cm" svg:height="0.534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text:s/>, и выбрать максимальное значение. Выбрать наилучшее значение по всем переменным.</text:p>
      <text:p text:style-name="P14"/>
      <text:p text:style-name="P22"><text:tab/>Данная задача играет роль в оптимизации распределения времени для получения максимальной прибыли рабочим или других подобных ситуациях.</text:p>
      <text:p text:style-name="P5"/>
      <text:p text:style-name="P5"/>
      <text:p text:style-name="P3">Научный руководитель — <text:span text:style-name="T30">к.ф.-м.н., доцент кафедры математики СУНЦ НГУ </text:span>М.Г. Пащенко</text:p>
      <text:p text:style-name="P7"/>
      <text:p text:style-name="P11"><text:span text:style-name="T11">Литература</text:span><text:span text:style-name="T12">: </text:span></text:p>
      <text:p text:style-name="P10"><text:span text:style-name="T11">1. </text:span><text:span text:style-name="T4">Кормен, Томас Х., Лейзерсон, Чарльз И., Ривест, Рональд Л., Штайн, Клиффорд, </text:span><text:span text:style-name="T1">Алгоритмы: построение и анализ, 2-е издание. : Пер. с англ. — М. : Издательский дом “Вильямс”, 2011. — 1296 с.</text:span></text:p>
      <text:p text:style-name="P9"><text:span text:style-name="T4"/></text:p>
      <text:p text:style-name="P19"><text:soft-page-break/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6T10:06:31.065000000</meta:creation-date>
    <dc:date>2024-03-18T11:20:54.980000000</dc:date>
    <meta:editing-duration>PT3H7M7S</meta:editing-duration>
    <meta:editing-cycles>37</meta:editing-cycles>
    <meta:generator>LibreOffice/24.2.1.2$Windows_X86_64 LibreOffice_project/db4def46b0453cc22e2d0305797cf981b68ef5ac</meta:generator>
    <meta:print-date>2024-03-18T11:16:46.399000000</meta:print-date>
    <meta:printed-by>Файлы PDF</meta:printed-by>
    <meta:document-statistic meta:table-count="0" meta:image-count="0" meta:object-count="12" meta:page-count="3" meta:paragraph-count="19" meta:word-count="260" meta:character-count="1937" meta:non-whitespace-character-count="1665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i>f</mi>
                  <mo stretchy="false">=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sub>
                      <mi>c</mi>
                      <mi>i</mi>
                    </msub>
                  </mrow>
                </mrow>
                <mrow>
                  <msub>
                    <mi>y</mi>
                    <mi>i</mi>
                  </msub>
                  <mo stretchy="false">+</mo>
                  <mrow>
                    <munderover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underover>
                    <mover accent="true">
                      <msub>
                        <mi>c</mi>
                        <mi>i</mi>
                      </msub>
                      <mo stretchy="false">~</mo>
                    </mover>
                  </mrow>
                </mrow>
                <msub>
                  <mi>x</mi>
                  <mi>i</mi>
                </msub>
                <mo stretchy="false">→</mo>
                <mi mathvariant="italic">max</mi>
              </mrow>
            </mtd>
          </mtr>
          <mtr>
            <mtd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p</mi>
                    <mi>i</mi>
                  </msub>
                </mrow>
                <mrow>
                  <msub>
                    <mi>y</mi>
                    <mi>i</mi>
                  </msub>
                  <mo stretchy="false">≤</mo>
                  <mi>W</mi>
                </mrow>
              </mrow>
            </mtd>
          </mtr>
          <mtr>
            <mtd>
              <mrow>
                <msub>
                  <mi>x</mi>
                  <mi>i</mi>
                </msub>
                <mo stretchy="false">≤</mo>
                <msub>
                  <mi>y</mi>
                  <mi>i</mi>
                </msub>
              </mrow>
            </mtd>
          </mtr>
          <mtr>
            <mtd>
              <mrow>
                <msub>
                  <mi>x</mi>
                  <mi>i</mi>
                </msub>
                <mo stretchy="false">∈</mo>
                <mrow>
                  <mo fence="true" form="prefix" stretchy="true">{</mo>
                  <mrow>
                    <mrow>
                      <mn>0</mn>
                      <mi>;</mi>
                      <mn>1</mn>
                    </mrow>
                  </mrow>
                  <mo fence="true" form="postfix" stretchy="true">}</mo>
                </mrow>
              </mrow>
            </mtd>
          </mtr>
          <mtr>
            <mtd>
              <mrow>
                <msub>
                  <mi>y</mi>
                  <mi>i</mi>
                </msub>
                <mo stretchy="false">∈</mo>
                <mrow>
                  <mo fence="true" form="prefix" stretchy="false">[</mo>
                  <mrow>
                    <mrow>
                      <mn>0</mn>
                      <mi>;</mi>
                      <mn>1</mn>
                    </mrow>
                  </mrow>
                  <mo fence="true" form="postfix" stretchy="false">]</mo>
                </mrow>
              </mrow>
            </mtd>
          </mtr>
        </mtable>
      </mrow>
    </mrow>
    <annotation encoding="StarMath 5.0">{left lbrace stack{ f = sum to { n } from { { i = 1 } } c _ i { y _ i + sum to { n } from { { i = 1 } } tilde c _ i } x _ i rightarrow max # 
sum to { n } from { { i = 1 } } p_i y_i &lt;= W # 
x_i&lt;=y_i #
x_i in {left lbrace 0; 1 right rbrace} #
y_i in [0;1] 
}right none }</annotation>
  </semantics>
</math>
</file>

<file path=Object 2/content.xml><?xml version="1.0" encoding="utf-8"?>
<math xmlns="http://www.w3.org/1998/Math/MathML" display="block">
  <semantics>
    <msub>
      <mi>c</mi>
      <mi>i</mi>
    </msub>
    <annotation encoding="StarMath 5.0"> c _ i
 </annotation>
  </semantics>
</math>
</file>

<file path=Object 22/content.xml><?xml version="1.0" encoding="utf-8"?>
<math xmlns="http://www.w3.org/1998/Math/MathML" display="block">
  <semantics>
    <mover accent="true">
      <msub>
        <mi>c</mi>
        <mi>i</mi>
      </msub>
      <mo stretchy="false">~</mo>
    </mover>
    <annotation encoding="StarMath 5.0">tilde c_i</annotation>
  </semantics>
</math>
</file>

<file path=Object 23/content.xml><?xml version="1.0" encoding="utf-8"?>
<math xmlns="http://www.w3.org/1998/Math/MathML" display="block">
  <semantics>
    <msub>
      <mi>p</mi>
      <mi>i</mi>
    </msub>
    <annotation encoding="StarMath 5.0">p_i</annotation>
  </semantics>
</math>
</file>

<file path=Object 24/content.xml><?xml version="1.0" encoding="utf-8"?>
<math xmlns="http://www.w3.org/1998/Math/MathML" display="block">
  <semantics>
    <mi>f</mi>
    <annotation encoding="StarMath 5.0">f</annotation>
  </semantics>
</math>
</file>

<file path=Object 3/content.xml><?xml version="1.0" encoding="utf-8"?>
<math xmlns="http://www.w3.org/1998/Math/MathML" display="block">
  <semantics>
    <mover accent="true">
      <msub>
        <mi>c</mi>
        <mi>i</mi>
      </msub>
      <mo stretchy="false">~</mo>
    </mover>
    <annotation encoding="StarMath 5.0">tilde c_i</annotation>
  </semantics>
</math>
</file>

<file path=Object 4/content.xml><?xml version="1.0" encoding="utf-8"?>
<math xmlns="http://www.w3.org/1998/Math/MathML" display="block">
  <semantics>
    <msub>
      <mi>c</mi>
      <mi>i</mi>
    </msub>
    <annotation encoding="StarMath 5.0"> c _ i
 </annotation>
  </semantics>
</math>
</file>

<file path=Object 5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6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7/content.xml><?xml version="1.0" encoding="utf-8"?>
<math xmlns="http://www.w3.org/1998/Math/MathML" display="block">
  <semantics>
    <mrow>
      <msub>
        <mi>y</mi>
        <mrow>
          <mi>i</mi>
        </mrow>
      </msub>
    </mrow>
    <annotation encoding="StarMath 5.0">y _ i</annotation>
  </semantics>
</math>
</file>

<file path=Object 8/content.xml><?xml version="1.0" encoding="utf-8"?>
<math xmlns="http://www.w3.org/1998/Math/MathML" display="block">
  <semantics>
    <mrow>
      <msub>
        <mi>y</mi>
        <mrow>
          <mi>i</mi>
        </mrow>
      </msub>
    </mrow>
    <annotation encoding="StarMath 5.0">y _ i</annotation>
  </semantics>
</math>
</file>

<file path=Object 9/content.xml><?xml version="1.0" encoding="utf-8"?>
<math xmlns="http://www.w3.org/1998/Math/MathML" display="block">
  <semantics>
    <msub>
      <mi>x</mi>
      <mi>i</mi>
    </msub>
    <annotation encoding="StarMath 5.0">x_i</annotation>
  </semantics>
</math>
</file>